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0462454C7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Print" svg:font-family="'Segoe Print'" style:font-adornments="Normal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fo:min-height="0.36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cm" loext:decorative="false"/>
    </style:style>
    <style:style style:name="gr4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25cm" fo:min-width="1.25cm" draw:shadow-opacity="30%" loext:decorative="false"/>
    </style:style>
    <style:style style:name="gr5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2cm" fo:min-width="1.75cm" draw:shadow-opacity="30%" loext:decorative="false"/>
    </style:style>
    <style:style style:name="gr6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247cm" fo:min-width="1.25cm" draw:shadow-opacity="30%" loext:decorative="false"/>
    </style:style>
    <style:style style:name="gr7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249cm" fo:min-width="0.498cm" draw:shadow-opacity="30%" loext:decorative="false"/>
    </style:style>
    <style:style style:name="gr8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495cm" fo:min-width="0.501cm" draw:shadow-opacity="30%" loext:decorative="false"/>
    </style:style>
    <style:style style:name="gr9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247cm" fo:min-width="0.249cm" draw:shadow-opacity="30%" loext:decorative="false"/>
    </style:style>
    <style:style style:name="gr10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248cm" fo:min-width="0.003cm" draw:shadow-opacity="30%" loext:decorative="false"/>
    </style:style>
    <style:style style:name="gr11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743cm" fo:min-width="1.003cm" draw:shadow-opacity="30%" loext:decorative="false"/>
    </style:style>
    <style:style style:name="gr12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1.997cm" fo:min-width="1.003cm" draw:shadow-opacity="30%" loext:decorative="false"/>
    </style:style>
    <style:style style:name="gr13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cm" fo:min-width="1.003cm" draw:shadow-opacity="30%" loext:decorative="false"/>
    </style:style>
    <style:style style:name="gr14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747cm" fo:min-width="0.502cm" draw:shadow-opacity="30%" loext:decorative="false"/>
    </style:style>
    <style:style style:name="gr15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75cm" fo:min-width="0cm" draw:shadow-opacity="30%" loext:decorative="false"/>
    </style:style>
    <style:style style:name="gr16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.75cm" fo:min-width="0.255cm" draw:shadow-opacity="30%" loext:decorative="false"/>
    </style:style>
    <style:style style:name="gr17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cm" fo:min-width="0.745cm" draw:shadow-opacity="30%" loext:decorative="false"/>
    </style:style>
    <style:style style:name="gr18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cm" fo:min-width="0.754cm" draw:shadow-opacity="30%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243cm" loext:decorative="false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style:text-properties style:font-name="Segoe Print" fo:font-size="6pt" fo:font-style="italic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 draw:opacity="30%"/>
      <style:paragraph-properties fo:text-align="center"/>
    </style:style>
    <style:style style:name="P5" style:family="paragraph">
      <loext:graphic-properties draw:fill="none" draw:fill-color="#ffffff"/>
      <style:text-properties style:font-name="Segoe Print" fo:font-size="4pt" fo:font-weight="bold" style:font-weight-asian="bold" style:font-weight-complex="bold"/>
    </style:style>
    <style:style style:name="T1" style:family="text">
      <style:text-properties style:font-name="Segoe Print" fo:font-size="6pt" fo:font-style="italic" fo:font-weight="bold"/>
    </style:style>
    <style:style style:name="T2" style:family="text">
      <style:text-properties style:font-name="Segoe Print" fo:font-size="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3.06cm" svg:x="1cm" svg:y="8.319cm">
          <draw:image xlink:href="Pictures/10000001000004630000030462454C70.png" xlink:type="simple" xlink:show="embed" xlink:actuate="onLoad" draw:mime-type="image/png">
            <text:p/>
          </draw:image>
        </draw:frame>
        <draw:frame draw:style-name="gr2" draw:text-style-name="P2" draw:layer="layout" svg:width="2cm" svg:height="0.619cm" svg:x="5.25cm" svg:y="12.381cm">
          <draw:text-box>
            <text:p><text:span text:style-name="T1">Dining room</text:span></text:p>
          </draw:text-box>
        </draw:frame>
        <draw:frame draw:style-name="gr2" draw:text-style-name="P2" draw:layer="layout" svg:width="2cm" svg:height="0.619cm" svg:x="2cm" svg:y="13.5cm">
          <draw:text-box>
            <text:p><text:span text:style-name="T1">Entrance</text:span></text:p>
          </draw:text-box>
        </draw:frame>
        <draw:frame draw:style-name="gr2" draw:text-style-name="P2" draw:layer="layout" svg:width="2.5cm" svg:height="0.619cm" svg:x="3cm" svg:y="19.631cm">
          <draw:text-box>
            <text:p><text:span text:style-name="T1">Master Bedroom</text:span></text:p>
          </draw:text-box>
        </draw:frame>
        <draw:frame draw:style-name="gr2" draw:text-style-name="P2" draw:layer="layout" svg:width="2cm" svg:height="0.619cm" svg:x="8.25cm" svg:y="17.131cm">
          <draw:text-box>
            <text:p><text:span text:style-name="T1">Bathroom</text:span></text:p>
          </draw:text-box>
        </draw:frame>
        <draw:frame draw:style-name="gr2" draw:text-style-name="P2" draw:layer="layout" svg:width="1.5cm" svg:height="0.619cm" svg:x="8cm" svg:y="15cm">
          <draw:text-box>
            <text:p><text:span text:style-name="T1">Kitchen</text:span></text:p>
          </draw:text-box>
        </draw:frame>
        <draw:frame draw:style-name="gr2" draw:text-style-name="P2" draw:layer="layout" svg:width="2cm" svg:height="0.619cm" svg:x="13.75cm" svg:y="10.25cm">
          <draw:text-box>
            <text:p><text:span text:style-name="T1">2nd Bedroom</text:span></text:p>
          </draw:text-box>
        </draw:frame>
        <draw:frame draw:style-name="gr2" draw:text-style-name="P2" draw:layer="layout" svg:width="1.5cm" svg:height="0.619cm" svg:x="14.5cm" svg:y="17.381cm">
          <draw:text-box>
            <text:p><text:span text:style-name="T1">Library</text:span></text:p>
          </draw:text-box>
        </draw:frame>
        <draw:frame draw:style-name="gr2" draw:text-style-name="P2" draw:layer="layout" svg:width="2cm" svg:height="0.619cm" draw:transform="rotate (1.55089957332216) translate (18cm 13.5cm)">
          <draw:text-box>
            <text:p><text:span text:style-name="T1">Secret Room</text:span></text:p>
          </draw:text-box>
        </draw:frame>
        <draw:frame draw:style-name="gr2" draw:text-style-name="P2" draw:layer="layout" svg:width="2.5cm" svg:height="0.619cm" svg:x="8.75cm" svg:y="9.381cm">
          <draw:text-box>
            <text:p><text:span text:style-name="T1">North Hallway</text:span></text:p>
          </draw:text-box>
        </draw:frame>
        <draw:frame draw:style-name="gr2" draw:text-style-name="P2" draw:layer="layout" svg:width="2.5cm" svg:height="0.619cm" svg:x="7.25cm" svg:y="19.881cm">
          <draw:text-box>
            <text:p><text:span text:style-name="T1">South Hallway</text:span></text:p>
          </draw:text-box>
        </draw:frame>
        <draw:frame draw:style-name="gr2" draw:text-style-name="P2" draw:layer="layout" svg:width="2cm" svg:height="0.619cm" svg:x="14.75cm" svg:y="13.25cm">
          <draw:text-box>
            <text:p><text:span text:style-name="T1">Est Hallway</text:span></text:p>
          </draw:text-box>
        </draw:frame>
        <draw:frame draw:style-name="gr2" draw:text-style-name="P2" draw:layer="layout" svg:width="2cm" svg:height="0.619cm" draw:transform="rotate (1.56398954271212) translate (11cm 16cm)">
          <draw:text-box>
            <text:p><text:span text:style-name="T1">Main Hallway</text:span></text:p>
          </draw:text-box>
        </draw:frame>
        <draw:custom-shape draw:style-name="gr3" draw:text-style-name="P3" draw:layer="layout" svg:width="1.5cm" svg:height="0.5cm" svg:x="0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5cm" svg:height="0.5cm" svg:x="3.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cm" svg:height="2.25cm" svg:x="3.25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5cm" svg:height="0.497cm" draw:transform="rotate (-0.00453785605518522) translate (2.502cm 15.74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98cm" svg:height="0.499cm" draw:transform="rotate (-0.00453785605518522) translate (5.752cm 13.00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01cm" svg:height="0.745cm" draw:transform="rotate (-0.00453785605518522) translate (6cm 15.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49cm" svg:height="0.497cm" draw:transform="rotate (-0.00453785605518522) translate (7.003cm 10.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03cm" svg:height="0.498cm" draw:transform="rotate (-0.00453785605518522) translate (9.907cm 12.2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03cm" svg:height="0.993cm" draw:transform="rotate (-0.00453785605518522) translate (1.752cm 19.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03cm" svg:height="2.247cm" draw:transform="rotate (-0.00453785605518522) translate (5.497cm 17.2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03cm" svg:height="0.246cm" draw:transform="rotate (-0.00453785605518522) translate (8.747cm 16.2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02cm" svg:height="0.997cm" draw:transform="rotate (-0.00453785605518522) translate (11.002cm 19.50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253cm" svg:height="1cm" draw:transform="rotate (-0.00453785605518522) translate (19.005cm 9.24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55cm" svg:height="1cm" draw:transform="rotate (-0.00453785605518522) translate (17.997cm 10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55cm" svg:height="1cm" draw:transform="rotate (-0.00453785605518522) translate (18.255cm 13.7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49cm" svg:height="0.497cm" draw:transform="rotate (-0.00453785605518522) translate (12.751cm 9.2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245cm" svg:height="0.25cm" draw:transform="rotate (-1.54828157944417) translate (12.211cm 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245cm" svg:height="0.25cm" draw:transform="rotate (-1.54828157944417) translate (12.222cm 1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254cm" svg:height="0.246cm" draw:transform="rotate (-0.00453785605518522) translate (13.746cm 12.248cm)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.25cm" svg:height="0.493cm" svg:x="8.75cm" svg:y="16.131cm">
          <draw:text-box>
            <text:p><text:span text:style-name="T2"><text:s text:c="4"/>Mi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Print" svg:font-family="'Segoe Print'" style:font-adornments="Normal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in-height="0.75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07T21:35:51.669012500</dc:date>
    <meta:editing-duration>PT12H32M56S</meta:editing-duration>
    <meta:editing-cycles>9</meta:editing-cycles>
    <meta:generator>LibreOffice/25.8.3.2$Windows_X86_64 LibreOffice_project/8ca8d55c161d602844f5428fa4b58097424e324e</meta:generator>
    <meta:document-statistic meta:object-count="33"/>
  </office:meta>
</office:document-meta>
</file>